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ヒラギノ角ゴ Pro" svg:font-family="'ヒラギノ角ゴ Pro', 'Hiragino Kaku Gothic Pro', Meiryo, Osaka, 'ＭＳ Ｐゴシック', 'MS PGothic', 'MS Gothic', 'ＭＳ ゴシック', 'Helvetica Neue', Helvetica, Arial, sans-serif"/>
    <style:font-face style:name="游ゴシック体" svg:font-family="游ゴシック体" style:font-family-generic="system" style:font-pitch="variable"/>
    <style:font-face style:name="游明朝体" svg:font-family="游明朝体" style:font-family-generic="system" style:font-pitch="variable"/>
  </office:font-face-decls>
  <office:automatic-styles>
    <style:style style:name="P1" style:family="paragraph" style:parent-style-name="Text_20_body">
      <style:paragraph-properties fo:margin-left="0cm" fo:margin-right="0cm" fo:margin-top="0cm" fo:margin-bottom="0.4cm" style: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4cm" style:contextual-spacing="false" fo:text-align="start" style:justify-single-word="false" fo:orphans="2" fo:widows="2" fo:text-indent="0cm" style:auto-text-indent="false"/>
      <style:text-properties officeooo:paragraph-rsid="001353bb"/>
    </style:style>
    <style:style style:name="P3"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33333" loext:opacity="100%" fo:letter-spacing="0.019cm" style:font-name-asian="ヒラギノ角ゴ Pro" style:font-size-asian="7.94999980926514pt" style:font-style-asian="normal" style:font-weight-asian="normal"/>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33333" loext:opacity="100%" fo:letter-spacing="0.019cm" style:font-name-asian="ヒラギノ角ゴ Pro" style:font-size-asian="7.94999980926514pt" style:font-style-asian="normal" style:font-weight-asian="normal"/>
    </style:style>
    <style:style style:name="P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33333" loext:opacity="100%" fo:font-size="10.25pt" fo:letter-spacing="0.019cm" style:font-name-asian="ヒラギノ角ゴ Pro" style:font-size-asian="9pt" style:font-style-asian="normal" style:font-weight-asian="normal" style:font-size-complex="10.25pt"/>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33333" loext:opacity="100%" fo:font-size="10.25pt" fo:letter-spacing="0.019cm" officeooo:rsid="001353bb" officeooo:paragraph-rsid="001353bb" style:font-name-asian="ヒラギノ角ゴ Pro" style:font-size-asian="9pt" style:font-style-asian="normal" style:font-weight-asian="normal" style:font-size-complex="10.25pt"/>
    </style:style>
    <style:style style:name="P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33333" loext:opacity="100%" fo:font-size="9pt" fo:letter-spacing="0.019cm" style:font-name-asian="ヒラギノ角ゴ Pro" style:font-size-asian="9pt" style:font-style-asian="normal" style:font-weight-asian="normal" style:font-size-complex="9pt"/>
    </style:style>
    <style:style style:name="T1" style:family="text">
      <style:text-properties fo:font-variant="normal" fo:text-transform="none" fo:color="#333333" loext:opacity="100%" style:font-name="ヒラギノ角ゴ Pro" fo:font-size="7.94999980926514pt" fo:letter-spacing="0.019cm" fo:font-style="normal" fo:font-weight="bold"/>
    </style:style>
    <style:style style:name="T2" style:family="text">
      <style:text-properties fo:font-variant="normal" fo:text-transform="none" fo:color="#333333" loext:opacity="100%" fo:letter-spacing="0.019cm" style:font-name-asian="ヒラギノ角ゴ Pro" style:font-size-asian="7.94999980926514pt" style:font-style-asian="normal" style:font-weight-asian="bold"/>
    </style:style>
    <style:style style:name="T3" style:family="text">
      <style:text-properties fo:font-variant="normal" fo:text-transform="none" fo:color="#333333" loext:opacity="100%" fo:font-size="8pt" fo:letter-spacing="0.019cm" style:font-name-asian="ヒラギノ角ゴ Pro" style:font-size-asian="8pt" style:font-style-asian="normal" style:font-weight-asian="bold" style:font-size-complex="8pt"/>
    </style:style>
    <style:style style:name="T4" style:family="text">
      <style:text-properties fo:font-size="10pt" officeooo:rsid="0010c886" style:font-size-asian="8.75pt" style:font-size-complex="10pt"/>
    </style:style>
    <style:style style:name="T5" style:family="text">
      <style:text-properties fo:font-size="8pt" style:font-size-asian="8pt" style:font-size-complex="8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1. </text:span></text:span><text:span text:style-name="Strong_20_Emphasis"><text:span text:style-name="T2">スクラムの次の用語について調べましょう</text:span></text:span></text:p>
      <text:list text:style-name="L1">
        <text:list-item>
          <text:p text:style-name="P3">スプリント</text:p>
        </text:list-item>
      </text:list>
      <text:p text:style-name="P4"><text:tab/><text:span text:style-name="T4">IT分野ではアジャイル開発手法の一つである「スクラム」における工程の反復単位のことを刺すことが多<text:tab/>い。スクラムは小さな単位でシステムに必要な機能の計画と実装を繰り返す開発手法で、この反復の単位を<text:tab/>スプリントと言う。通常１〜４週間程度の区切られた期間を指し、スプリントごとに特定の目標を設定して<text:tab/>設計・開発・テストの工程を繰り返す。各メンバーに具体的で実行可能なタスクと期限を提供する事が重要<text:tab/>で、ミーティングを経て全員がスプリント期間中に求められることを正確に把握する必要がある。</text:span></text:p>
      <text:list text:continue-numbering="true" text:style-name="L1">
        <text:list-item>
          <text:p text:style-name="P3">プロダクトオーナー</text:p>
          <text:p text:style-name="P7">主にスクラム開発に標準的に<field:fieldmark-end/><field:fieldmark-end/><field:fieldmark-end/><field:fieldmark-end/><field:fieldmark-end/><field:fieldmark-end/><field:fieldmark-end/><field:fieldmark-end/><field:fieldmark-end/>導入されている職務。顧客の要望を正確に捉え、製品価値を最大限化させる事に責任を持つ職務。顧客の要望を元に、システムの機能や要件を優先順に記述した「プロダクトバックログ」を作成し管理する。開発チームが確実にゴールできるように導く。開発段階を監督し進捗状況を評価、チームをつなぐ役割も担う。</text:p>
        </text:list-item>
        <text:list-item>
          <text:p text:style-name="P3">スクラムマスター</text:p>
          <text:p text:style-name="P5">スクラムの理解と実践を推進し、プロジェクトを円滑に進めることに責任を持つ。チームがスクラムを正しく理解した上で開発を実践できているかチェックし、自律的な行動を引き出し、成果を最大に引き出すことを目標とする。プロダクトオーナーをサポートしたり、チームのアジャイルコーチとして考えを促したり、スプリントミーティングの進行なども行う。</text:p>
          <text:p text:style-name="P5">調べている途中では、やたらとスクラムマスターの資格取得の記事も目立った。私観ではなんだか一番ストレスを感じそうな立ち位置だなと思いました。「いらない」なんて検索結果もあり、実質、人間関係の調整もこの人が担いそうだし、有能な人がこの立場になった場合とそうでない場合には、進捗と成果の差が大きそうだなと感じた。なぜなら、この人にチームが不満を持ってしまったら（調整が下手だなとか、わかってないなとか、疑問を抱かせてしまった場合とか）<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意思疎通できていないままチームが進んでしまって、いくらアジャイルでも難しい事になりそうだなと。だったらいらないっていう意見がでがちなのも頷ける。絶対に人望もあって有能な人じゃないとダメですね。その場合は、凄くスムーズになんの苦労もなく仕事が終わる気がする。この立場は<field:fieldmark-end/><field:fieldmark-end/><field:fieldmark-end/><field:fieldmark-end/><field:fieldmark-end/><field:fieldmark-end/><field:fieldmark-end/>仕事が多い故に、何でも屋になってしまうかもしれないし、そうなったら元も子もないなという印象しか持てない立場の人。</text:p>
          <text:p text:style-name="P5">先生が言っていたような有能な集団だった場合もいらないと思いました。それぞれが意思疎通できるような状態なら、かえって邪魔だと思う、よほど大きなプロジェクトじゃない限り。そして大きなプロジェクトにはやはりアジャイルは向かない気がするので、やっぱり有能な集団によるアジャイル方式にはいらないんじゃないかなと感じました。</text:p>
        </text:list-item>
        <text:list-item>
          <text:p text:style-name="P3">プロダクトバックログ</text:p>
          <text:p text:style-name="P5">目標達成やチーム間の期待値設定に必要な事ごとを、優先順位をつけてリスト化したもので、チームがタスクを把握するために使う。<field:fieldmark-end/><field:fieldmark-end/><field:fieldmark-end/><field:fieldmark-end/><field:fieldmark-end/><field:fieldmark-end/><field:fieldmark-end/>開発中の製品ごとに１つのプロダクトバックログを用意し、そのバックログに１つのチームを割り当てるのが一般的。<field:fieldmark-end/><field:fieldmark-end/><field:fieldmark-end/><field:fieldmark-end/>アジャイルではプロダクトバックログアイテムは変化する、またプロダクトバックログの全てのアイテムが完了するわけではない。前述のプロダクトオーナーがプロダクトバックログの所有者であり、責任者である。</text:p>
        </text:list-item>
        <text:list-item>
          <text:p text:style-name="P3">振り返り</text:p>
          <text:p text:style-name="P5">振り返りの対象期間（多くは１〜２週間らしい）の中で、何が起こり、何をし、何を感じたかなどの出来事や感情（！）を思い出し、チームで共有する。それを元に改善点を話し合ったりより良い工夫ができないかなどアイデアを出し合う。レトロスペクティブとも言う。開発中には、作業で忙しいメンバーとスクラムマスターが向き合ってチームの生長のための話し合いができる場としても重要な役割を担う。</text:p>
          <text:p text:style-name="P6">KPT法、YMT法、PDCA法、FDL法などの手法がある。どこの会社でも、<field:fieldmark-end/><field:fieldmark-end/><field:fieldmark-end/><field:fieldmark-end/><field:fieldmark-end/><field:fieldmark-end/>自分の反省点を考えたり、すべきだったこと、できた事、できなかった事、などの振り返りが行われるが、アジャイル方式での開発現場では、（特に感情まで伝えると言うのが！）とても有用だろうなと感じた。ただしこれもスクラムマスターの手腕によるところが多いのかなと思う。こんな小さな事なんてとか思わせないで話させる雰囲気や、逆に構造上や予算上での制約などでの理解をより深めてもらわないといけない場面もありそう。ただ思ったことを話す場があるのはとてもいいなと思う。一人一人のやる気によっては、成立しない手法（ただ適当に出せばいいや〜では何も変わらないし、義務的になってもかえって無駄な時間を過ごすかも。ないならないでいいと思う。何回かに１回は言ってみよう！という促しはしたい。）もありそう。チームの色によって使い分けと併用も必要かもしれないと思いました。</text:p>
        </text:list-item>
      </text:list>
      <text:p text:style-name="P2"><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ヒラギノ角ゴ Pro" svg:font-family="'ヒラギノ角ゴ Pro', 'Hiragino Kaku Gothic Pro', Meiryo, Osaka, 'ＭＳ Ｐゴシック', 'MS PGothic', 'MS Gothic', 'ＭＳ ゴシック', 'Helvetica Neue', Helvetica, Arial, sans-serif"/>
    <style:font-face style:name="游ゴシック体" svg:font-family="游ゴシック体" style:font-family-generic="system" style:font-pitch="variable"/>
    <style:font-face style:name="游明朝体" svg:font-family="游明朝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体"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体"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体" style:font-family-asian="游ゴシック体"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00:37:39.942562738</meta:creation-date>
    <dc:date>2023-09-26T10:37:43.762946017</dc:date>
    <meta:editing-duration>PT10H3S</meta:editing-duration>
    <meta:editing-cycles>5</meta:editing-cycles>
    <meta:generator>LibreOffice/7.5.5.2$MacOSX_AARCH64 LibreOffice_project/ca8fe7424262805f223b9a2334bc7181abbcbf5e</meta:generator>
    <meta:document-statistic meta:table-count="0" meta:image-count="0" meta:object-count="0" meta:page-count="1" meta:paragraph-count="15" meta:word-count="1974" meta:character-count="1992" meta:non-whitespace-character-count="1985"/>
  </office:meta>
</office:document-meta>
</file>